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2pt" officeooo:rsid="0004d86a" officeooo:paragraph-rsid="000ea84b" style:font-size-asian="12pt" style:font-size-complex="12pt"/>
    </style:style>
    <style:style style:name="P2" style:family="paragraph" style:parent-style-name="Preformatted_20_Text">
      <style:text-properties style:font-name="Liberation Serif" fo:font-size="12pt" officeooo:paragraph-rsid="000ea84b" style:font-size-asian="12pt" style:font-size-complex="12pt"/>
    </style:style>
    <style:style style:name="P3" style:family="paragraph" style:parent-style-name="Preformatted_20_Text">
      <style:paragraph-properties fo:text-align="center" style:justify-single-word="false"/>
      <style:text-properties officeooo:paragraph-rsid="000ea84b"/>
    </style:style>
    <style:style style:name="P4" style:family="paragraph" style:parent-style-name="Preformatted_20_Text" style:list-style-name="L1">
      <style:text-properties officeooo:paragraph-rsid="000ea84b"/>
    </style:style>
    <style:style style:name="P5" style:family="paragraph" style:parent-style-name="Preformatted_20_Text" style:list-style-name="L1">
      <style:text-properties officeooo:paragraph-rsid="000f67c3"/>
    </style:style>
    <style:style style:name="P6" style:family="paragraph" style:parent-style-name="Preformatted_20_Text" style:list-style-name="L1">
      <style:text-properties officeooo:paragraph-rsid="0012df4e"/>
    </style:style>
    <style:style style:name="P7" style:family="paragraph" style:parent-style-name="Preformatted_20_Text">
      <style:paragraph-properties fo:text-align="center" style:justify-single-word="false"/>
      <style:text-properties style:font-name="Liberation Serif" fo:font-size="12pt" officeooo:rsid="000e03d9" officeooo:paragraph-rsid="000ea84b" style:font-name-asian="Noto Sans Mono CJK SC" style:font-size-asian="12pt" style:font-name-complex="Liberation Mono" style:font-size-complex="12pt"/>
    </style:style>
    <style:style style:name="P8" style:family="paragraph" style:parent-style-name="Preformatted_20_Text" style:list-style-name="L1">
      <style:text-properties fo:font-size="12pt" officeooo:paragraph-rsid="00133403" style:font-size-asian="12pt" style:font-size-complex="12pt"/>
    </style:style>
    <style:style style:name="P9" style:family="paragraph" style:parent-style-name="Preformatted_20_Text" style:list-style-name="L1">
      <style:text-properties style:font-name="Liberation Serif" fo:font-size="12pt" officeooo:paragraph-rsid="000ea84b" style:font-size-asian="12pt" style:font-size-complex="12pt"/>
    </style:style>
    <style:style style:name="P10" style:family="paragraph" style:parent-style-name="Preformatted_20_Text" style:list-style-name="L1">
      <style:text-properties style:font-name="Liberation Serif" fo:font-size="12pt" officeooo:paragraph-rsid="000f67c3" style:font-size-asian="12pt" style:font-size-complex="12pt"/>
    </style:style>
    <style:style style:name="P11" style:family="paragraph" style:parent-style-name="Preformatted_20_Text" style:list-style-name="L1">
      <style:text-properties style:font-name="Liberation Serif" fo:font-size="12pt" officeooo:paragraph-rsid="0012df4e" style:font-size-asian="12pt" style:font-size-complex="12pt"/>
    </style:style>
    <style:style style:name="P12" style:family="paragraph" style:parent-style-name="Preformatted_20_Text" style:list-style-name="L1">
      <style:text-properties style:font-name="Liberation Serif" fo:font-size="12pt" officeooo:paragraph-rsid="00191a3c" style:font-size-asian="12pt" style:font-size-complex="12pt"/>
    </style:style>
    <style:style style:name="P13" style:family="paragraph" style:parent-style-name="Preformatted_20_Text" style:list-style-name="L1">
      <style:text-properties style:font-name="Liberation Serif" fo:font-size="12pt" officeooo:rsid="0006ae97" officeooo:paragraph-rsid="000ea84b" style:font-size-asian="12pt" style:font-size-complex="12pt"/>
    </style:style>
    <style:style style:name="P14" style:family="paragraph" style:parent-style-name="Preformatted_20_Text" style:list-style-name="L1">
      <style:text-properties style:font-name="Liberation Serif" fo:font-size="12pt" officeooo:rsid="0006ae97" officeooo:paragraph-rsid="000f67c3" style:font-size-asian="12pt" style:font-size-complex="12pt"/>
    </style:style>
    <style:style style:name="P15" style:family="paragraph" style:parent-style-name="Preformatted_20_Text" style:list-style-name="L1">
      <style:text-properties style:font-name="Liberation Serif" fo:font-size="12pt" officeooo:rsid="000796b2" officeooo:paragraph-rsid="000ea84b" style:font-size-asian="12pt" style:font-size-complex="12pt"/>
    </style:style>
    <style:style style:name="P16" style:family="paragraph" style:parent-style-name="Preformatted_20_Text" style:list-style-name="L1">
      <style:text-properties style:font-name="Liberation Serif" fo:font-size="12pt" officeooo:rsid="000796b2" officeooo:paragraph-rsid="000f67c3" style:font-size-asian="12pt" style:font-size-complex="12pt"/>
    </style:style>
    <style:style style:name="P17" style:family="paragraph" style:parent-style-name="Preformatted_20_Text" style:list-style-name="L1">
      <style:text-properties style:font-name="Liberation Serif" fo:font-size="12pt" officeooo:rsid="0004d86a" officeooo:paragraph-rsid="000ea84b" style:font-size-asian="12pt" style:font-size-complex="12pt"/>
    </style:style>
    <style:style style:name="P18" style:family="paragraph" style:parent-style-name="Preformatted_20_Text">
      <style:text-properties style:font-name="Liberation Serif" fo:font-size="12pt" officeooo:rsid="0004d86a" officeooo:paragraph-rsid="000ea84b" style:font-size-asian="12pt" style:font-size-complex="12pt"/>
    </style:style>
    <style:style style:name="P19" style:family="paragraph" style:parent-style-name="Preformatted_20_Text" style:list-style-name="L1">
      <style:text-properties style:font-name="Liberation Serif" fo:font-size="12pt" officeooo:rsid="000f67c3" officeooo:paragraph-rsid="000f67c3" style:font-size-asian="12pt" style:font-size-complex="12pt"/>
    </style:style>
    <style:style style:name="P20" style:family="paragraph" style:parent-style-name="Preformatted_20_Text" style:list-style-name="L9">
      <style:text-properties style:font-name="Liberation Serif" fo:font-size="12pt" officeooo:paragraph-rsid="000f67c3" style:font-size-asian="12pt" style:font-size-complex="12pt"/>
    </style:style>
    <style:style style:name="P21" style:family="paragraph" style:parent-style-name="Preformatted_20_Text" style:list-style-name="L9">
      <style:text-properties style:font-name="Liberation Serif" fo:font-size="12pt" fo:font-style="italic" officeooo:rsid="000f67c3" officeooo:paragraph-rsid="000f67c3" style:font-size-asian="12pt" style:font-style-asian="italic" style:font-size-complex="12pt" style:font-style-complex="italic"/>
    </style:style>
    <style:style style:name="P22" style:family="paragraph" style:parent-style-name="Preformatted_20_Text" style:list-style-name="L9">
      <style:text-properties style:font-name="Liberation Serif" fo:font-size="12pt" fo:font-style="normal" officeooo:rsid="001122b6" officeooo:paragraph-rsid="001122b6" style:font-size-asian="12pt" style:font-style-asian="normal" style:font-size-complex="12pt" style:font-style-complex="normal"/>
    </style:style>
    <style:style style:name="P23" style:family="paragraph" style:parent-style-name="Preformatted_20_Text" style:list-style-name="L1">
      <style:text-properties style:font-name="Liberation Serif" fo:font-size="12pt" fo:font-style="normal" officeooo:rsid="00118af4" officeooo:paragraph-rsid="00118af4" style:font-size-asian="12pt" style:font-style-asian="normal" style:font-size-complex="12pt" style:font-style-complex="normal"/>
    </style:style>
    <style:style style:name="P24" style:family="paragraph" style:parent-style-name="Preformatted_20_Text">
      <style:text-properties officeooo:paragraph-rsid="0012df4e"/>
    </style:style>
    <style:style style:name="T1" style:family="text">
      <style:text-properties officeooo:rsid="0004d86a"/>
    </style:style>
    <style:style style:name="T2" style:family="text">
      <style:text-properties fo:font-style="italic" style:font-style-asian="italic" style:font-style-complex="italic"/>
    </style:style>
    <style:style style:name="T3" style:family="text">
      <style:text-properties fo:font-style="italic" officeooo:rsid="000f67c3" style:font-style-asian="italic" style:font-style-complex="italic"/>
    </style:style>
    <style:style style:name="T4" style:family="text">
      <style:text-properties fo:font-style="italic" officeooo:rsid="001122b6" style:font-style-asian="italic" style:font-style-complex="italic"/>
    </style:style>
    <style:style style:name="T5" style:family="text">
      <style:text-properties fo:font-style="italic" officeooo:rsid="0015fb5e" style:font-style-asian="italic" style:font-style-complex="italic"/>
    </style:style>
    <style:style style:name="T6" style:family="text">
      <style:text-properties fo:font-style="italic" officeooo:rsid="0017955a" style:font-style-asian="italic" style:font-style-complex="italic"/>
    </style:style>
    <style:style style:name="T7" style:family="text">
      <style:text-properties fo:font-style="italic" officeooo:rsid="00191a3c" style:font-style-asian="italic" style:font-style-complex="italic"/>
    </style:style>
    <style:style style:name="T8" style:family="text">
      <style:text-properties officeooo:rsid="0006ae97"/>
    </style:style>
    <style:style style:name="T9" style:family="text">
      <style:text-properties style:font-name="Liberation Serif" fo:font-size="12pt" officeooo:rsid="000f67c3" style:font-size-asian="12pt" style:font-size-complex="12pt"/>
    </style:style>
    <style:style style:name="T10" style:family="text">
      <style:text-properties style:font-name="Liberation Serif" fo:font-size="16pt" fo:font-weight="bold" officeooo:rsid="000ea84b" style:font-name-asian="Noto Sans Mono CJK SC" style:font-size-asian="16pt" style:font-weight-asian="bold" style:font-name-complex="Liberation Mono" style:font-size-complex="16pt" style:font-weight-complex="bold"/>
    </style:style>
    <style:style style:name="T11" style:family="text">
      <style:text-properties style:font-name="Liberation Serif" fo:font-size="16pt" fo:font-weight="bold" officeooo:rsid="0004d86a" style:font-name-asian="Noto Sans Mono CJK SC" style:font-size-asian="16pt" style:font-weight-asian="bold" style:font-name-complex="Liberation Mono" style:font-size-complex="16pt" style:font-weight-complex="bold"/>
    </style:style>
    <style:style style:name="T12" style:family="text">
      <style:text-properties fo:font-style="normal" officeooo:rsid="001122b6" style:font-name-asian="Noto Sans Mono CJK SC" style:font-style-asian="normal" style:font-name-complex="Liberation Mono" style:font-style-complex="normal"/>
    </style:style>
    <style:style style:name="T13" style:family="text">
      <style:text-properties fo:font-style="normal" officeooo:rsid="000f67c3" style:font-style-asian="normal" style:font-style-complex="normal"/>
    </style:style>
    <style:style style:name="T14" style:family="text">
      <style:text-properties fo:font-style="normal" officeooo:rsid="001122b6" style:font-style-asian="normal" style:font-style-complex="normal"/>
    </style:style>
    <style:style style:name="T15" style:family="text">
      <style:text-properties fo:font-style="normal" officeooo:rsid="0015fb5e" style:font-style-asian="normal" style:font-style-complex="normal"/>
    </style:style>
    <style:style style:name="T16" style:family="text">
      <style:text-properties fo:font-style="normal" officeooo:rsid="00191a3c" style:font-style-asian="normal" style:font-style-complex="normal"/>
    </style:style>
    <style:style style:name="T17" style:family="text">
      <style:text-properties officeooo:rsid="000f67c3"/>
    </style:style>
    <style:style style:name="T18" style:family="text">
      <style:text-properties officeooo:rsid="001122b6"/>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00f67c3" style:font-size-asian="12pt" style:font-size-complex="12pt"/>
    </style:style>
    <style:style style:name="T21" style:family="text">
      <style:text-properties style:font-name="Liberation Serif" fo:font-size="12pt" officeooo:rsid="0039618f" style:font-size-asian="12pt" style:font-size-complex="12pt"/>
    </style:style>
    <style:style style:name="T22" style:family="text">
      <style:text-properties style:font-name="Liberation Serif" fo:font-size="12pt" fo:font-style="italic" style:font-size-asian="12pt" style:font-style-asian="italic" style:font-size-complex="12pt" style:font-style-complex="italic"/>
    </style:style>
    <style:style style:name="T23" style:family="text">
      <style:text-properties style:font-name="Liberation Serif" fo:font-size="12pt" fo:font-style="italic" officeooo:rsid="0039618f" style:font-size-asian="12pt" style:font-style-asian="italic" style:font-size-complex="12pt" style:font-style-complex="italic"/>
    </style:style>
    <style:style style:name="T24" style:family="text">
      <style:text-properties style:font-name="Liberation Serif" fo:font-size="12pt" fo:font-style="normal" officeooo:rsid="0039618f" style:font-size-asian="12pt" style:font-style-asian="normal" style:font-size-complex="12pt" style:font-style-complex="normal"/>
    </style:style>
    <style:style style:name="T25" style:family="text">
      <style:text-properties style:font-name="Liberation Serif" fo:font-size="12pt" fo:font-style="normal" officeooo:rsid="0012df4e" style:font-size-asian="12pt" style:font-style-asian="normal" style:font-size-complex="12pt" style:font-style-complex="normal"/>
    </style:style>
    <style:style style:name="T26" style:family="text">
      <style:text-properties style:font-name="Liberation Serif" fo:font-size="12pt" fo:font-style="normal" officeooo:rsid="00133403" style:font-size-asian="12pt" style:font-style-asian="normal" style:font-size-complex="12pt" style:font-style-complex="normal"/>
    </style:style>
    <style:style style:name="T27" style:family="text">
      <style:text-properties style:font-name="Liberation Serif" fo:font-style="normal" officeooo:rsid="0014467d" style:font-style-asian="normal" style:font-style-complex="normal"/>
    </style:style>
    <style:style style:name="T28" style:family="text">
      <style:text-properties style:font-name="Liberation Serif" fo:font-style="normal" officeooo:rsid="0015fb5e" style:font-style-asian="normal" style:font-style-complex="normal"/>
    </style:style>
    <style:style style:name="T29" style:family="text">
      <style:text-properties style:font-name="Liberation Serif" fo:font-style="normal" officeooo:rsid="0015fb5e" style:font-name-asian="Noto Sans Mono CJK SC" style:font-style-asian="normal" style:font-name-complex="Liberation Mono" style:font-style-complex="normal"/>
    </style:style>
    <style:style style:name="T30" style:family="text">
      <style:text-properties style:font-name="Liberation Serif" officeooo:rsid="00133403"/>
    </style:style>
    <style:style style:name="T31" style:family="text">
      <style:text-properties style:font-name="Liberation Serif" fo:font-style="italic" officeooo:rsid="00133403" style:font-style-asian="italic" style:font-style-complex="italic"/>
    </style:style>
    <style:style style:name="T32" style:family="text">
      <style:text-properties style:font-name="Liberation Serif" fo:font-style="italic" officeooo:rsid="0014467d" style:font-style-asian="italic" style:font-style-complex="italic"/>
    </style:style>
    <style:style style:name="T33" style:family="text">
      <style:text-properties style:font-name="Liberation Serif" fo:font-style="italic" officeooo:rsid="0015fb5e" style:font-style-asian="italic" style:font-style-complex="italic"/>
    </style:style>
    <style:style style:name="T34" style:family="text">
      <style:text-properties officeooo:rsid="000f67c3" style:font-name-asian="Noto Sans Mono CJK SC" style:font-name-complex="Liberation Mono"/>
    </style:style>
    <style:style style:name="T35" style:family="text">
      <style:text-properties officeooo:rsid="0012df4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0">Online Vegetation Boundary Detection</text:span><text:span text:style-name="T11"> </text:span><text:span text:style-name="T10">Guide</text:span></text:p>
      <text:p text:style-name="P1"/>
      <text:list xml:id="list175977970" text:style-name="L1">
        <text:list-item>
          <text:p text:style-name="P5"><text:span text:style-name="T9">Video guide: </text:span><text:a xlink:type="simple" xlink:href="https://rackstation.iti.uni-luebeck.de:5001/?launchApp=SYNO.SDS.App.FileStation3.Instance&amp;launchParam=openfile%3D%252Fshared%252FAUV%252FBackUP.SMB%252FMessdaten%252FMOVE%252Fvegetation-boundary_detection-launch-video%252F&amp;SynoToken=ogXqkBZST3be6" text:style-name="Internet_20_link" text:visited-style-name="Visited_20_Internet_20_Link"><text:span text:style-name="T9">https://rackstation.iti.uni-luebeck.de:5001/?</text:span></text:a><text:a xlink:type="simple" xlink:href="https://rackstation.iti.uni-luebeck.de:5001/?launchApp=SYNO.SDS.App.FileStation3.Instance&amp;launchParam=openfile%3D%252Fshared%252FAUV%252FBackUP.SMB%252FMessdaten%252FMOVE%252Fvegetation-boundary_detection-launch-video%252F&amp;SynoToken=ogXqkBZST3be6" text:style-name="Internet_20_link" text:visited-style-name="Visited_20_Internet_20_Link"><text:span text:style-name="T9">launchApp=SYNO.SDS.App.FileStation3.Instance&amp;launchParam=openfile%3D%252Fshared%252FAUV%252FBackUP.SMB%252FMessdaten%252FMOVE%252Fvegetation-boundary_detection-launch-video%252F&amp;SynoToken=ogXqkBZST3be6</text:span></text:a></text:p>
          <text:p text:style-name="P9"/>
        </text:list-item>
        <text:list-item>
          <text:p text:style-name="P9">Login via SSH to MONSUN by any terminal/SSH client on a Windows/Ubuntu notebook. <text:span text:style-name="T8">Login credentials:</text:span></text:p>
          <text:list>
            <text:list-item>
              <text:list>
                <text:list-item>
                  <text:p text:style-name="P13">username: monsun</text:p>
                </text:list-item>
                <text:list-item>
                  <text:p text:style-name="P15">IP address: 192.168.0.14x (x = 1,2,3,5 for MONSUN 1,2,3,5 respectively)</text:p>
                </text:list-item>
                <text:list-item>
                  <text:p text:style-name="P13">password: qwasyxer</text:p>
                </text:list-item>
              </text:list>
            </text:list-item>
          </text:list>
          <text:p text:style-name="P9"/>
        </text:list-item>
        <text:list-item>
          <text:p text:style-name="P9"><text:span text:style-name="T1">The Telekom</text:span> <text:span text:style-name="T1">WiFi router is usually used for testing on the lake:</text:span></text:p>
          <text:list>
            <text:list-item>
              <text:list>
                <text:list-item>
                  <text:p text:style-name="P17">SSID: WLAN1-4HT71G</text:p>
                </text:list-item>
                <text:list-item>
                  <text:p text:style-name="P17">PSK: Monsun2012</text:p>
                </text:list-item>
              </text:list>
            </text:list-item>
          </text:list>
        </text:list-item>
      </text:list>
      <text:p text:style-name="P1"/>
      <text:list xml:id="list160915981403005" text:continue-numbering="true" text:style-name="L1">
        <text:list-item>
          <text:p text:style-name="P19">Login via SSH to CV R<text:span text:style-name="T35">P</text:span>i by any terminal/SSH client on a Windows/Ubuntu notebook. <text:span text:style-name="T8">Login credentials:</text:span></text:p>
          <text:list>
            <text:list-item>
              <text:list>
                <text:list-item>
                  <text:p text:style-name="P10"><text:span text:style-name="T8">username: </text:span><text:span text:style-name="T34">ubuntu</text:span></text:p>
                </text:list-item>
                <text:list-item>
                  <text:p text:style-name="P16">IP address: 192.168.0.1<text:span text:style-name="T17">0x</text:span> (x = <text:span text:style-name="T17">0,1,… depending on the RPi used. Can be checked via </text:span><text:span text:style-name="T3">ifconfig</text:span><text:span text:style-name="T17"> command under </text:span><text:span text:style-name="T3">wlan0.</text:span>)</text:p>
                </text:list-item>
                <text:list-item>
                  <text:p text:style-name="P14">password: qwas<text:span text:style-name="T17">z</text:span>xer</text:p>
                  <text:p text:style-name="P14"/>
                </text:list-item>
              </text:list>
            </text:list-item>
          </text:list>
        </text:list-item>
      </text:list>
      <text:list xml:id="list2543752176" text:style-name="L9">
        <text:list-item>
          <text:p text:style-name="P20"><text:span text:style-name="T17">Restart ethernet on every startup:</text:span></text:p>
          <text:list>
            <text:list-item>
              <text:p text:style-name="P21"><text:span text:style-name="T8">s</text:span>udo ifdown eth0</text:p>
            </text:list-item>
            <text:list-item>
              <text:p text:style-name="P21">sudo ifup eth0</text:p>
            </text:list-item>
            <text:list-item>
              <text:p text:style-name="P20"><text:span text:style-name="T13">Check using </text:span><text:span text:style-name="T3">ifconfig</text:span><text:span text:style-name="T13"> command under </text:span><text:span text:style-name="T3">eth0</text:span><text:span text:style-name="T13"> </text:span><text:span text:style-name="T14">the </text:span><text:span text:style-name="T12">IP</text:span><text:span text:style-name="T14"> address should be 192.168.1.6 (set in the file </text:span><text:span text:style-name="T4">/etc/network/interfaces</text:span><text:span text:style-name="T14">)</text:span><text:span text:style-name="T4">.</text:span></text:p>
              <text:p text:style-name="P20"><text:span text:style-name="T4"/></text:p>
            </text:list-item>
          </text:list>
        </text:list-item>
        <text:list-item>
          <text:p text:style-name="P22"><text:span text:style-name="T18">P</text:span>ing 192.168.1.2 (for MONSUN 2) on the CV RPi and 192.168.1.6 on the M2 RPi.</text:p>
        </text:list-item>
      </text:list>
      <text:p text:style-name="P1"/>
      <text:list xml:id="list160915988921916" text:continue-list="list160915981403005" text:style-name="L1">
        <text:list-item>
          <text:p text:style-name="P9">Then start <text:span text:style-name="T2">‘screen’</text:span> or <text:span text:style-name="T2">‘tmux’</text:span> session<text:span text:style-name="T18">s</text:span> in <text:span text:style-name="T18">both </text:span>the MONSUN’s <text:span text:style-name="T18">and CV RPi’s </text:span>terminal<text:span text:style-name="T18">s</text:span>.</text:p>
          <text:list>
            <text:list-item>
              <text:list>
                <text:list-item>
                  <text:p text:style-name="P4"><text:span text:style-name="T19">Screen installation and tutorial: </text:span><text:a xlink:type="simple" xlink:href="https://www.howtogeek.com/662422/how-to-use-linuxs-screen-command/" text:style-name="Internet_20_link" text:visited-style-name="Visited_20_Internet_20_Link"><text:span text:style-name="T22">https://www.howtogeek.com/662422/how-to-use-linuxs-screen-command/</text:span></text:a><text:span text:style-name="T22"> </text:span><text:span text:style-name="T24">(cheatsheet:</text:span><text:span text:style-name="T23"> </text:span><text:a xlink:type="simple" xlink:href="https://gist.github.com/jctosta/af918e1618682638aa82" text:style-name="Internet_20_link" text:visited-style-name="Visited_20_Internet_20_Link"><text:span text:style-name="T23">https://gist.github.com/jctosta/af918e1618682638aa82</text:span></text:a><text:span text:style-name="T21">)</text:span></text:p>
                </text:list-item>
                <text:list-item>
                  <text:p text:style-name="P4"><text:span text:style-name="T19">Tmux installation and tutorial: </text:span><text:a xlink:type="simple" xlink:href="https://www.hamvocke.com/blog/a-quick-and-easy-guide-to-tmux/" text:style-name="Internet_20_link" text:visited-style-name="Visited_20_Internet_20_Link"><text:span text:style-name="T22">https://www.hamvocke.com/blog/a-quick-and-easy-guide-to-tmux/</text:span></text:a></text:p>
                  <text:p text:style-name="P9"><text:span text:style-name="T2"/></text:p>
                </text:list-item>
              </text:list>
            </text:list-item>
          </text:list>
        </text:list-item>
        <text:list-item>
          <text:p text:style-name="P23">Check the CV RPi for the <text:span text:style-name="T2">H264 USB Camera</text:span> via the <text:span text:style-name="T2">lsusb</text:span> command. </text:p>
        </text:list-item>
        <text:list-item>
          <text:p text:style-name="P6"><text:span text:style-name="T25">The </text:span><text:span text:style-name="T26">S</text:span><text:span text:style-name="T25">olid</text:span><text:span text:style-name="T26">w</text:span><text:span text:style-name="T25">orks part of the mount of the CV RPi can be found here: </text:span><text:a xlink:type="simple" xlink:href="https://rackstation.iti.uni-luebeck.de:5001/?launchApp=SYNO.SDS.App.FileStation3.Instance&amp;launchParam=openfile%3D%252Fshared%252FAUV%252FBackUP.SMB%252FMessdaten%252FMOVE%252Frpi%2520mount%252F&amp;SynoToken=ogXqkBZST3be6" text:style-name="Internet_20_link" text:visited-style-name="Visited_20_Internet_20_Link"><text:span text:style-name="T25">https://rackstation.iti.uni-luebeck.de:5001/?launchApp=SYNO.SDS.App.FileStation3.Instance&amp;launchParam=openfile%3D%252Fshared%252FAUV%252FBackUP.SMB%252FMessdaten%252FMOVE%252Frpi%2520mount%252F&amp;SynoToken=ogXqkBZST3be6</text:span></text:a><text:span text:style-name="T19">.</text:span></text:p>
          <text:p text:style-name="P11"/>
        </text:list-item>
        <text:list-item>
          <text:p text:style-name="P8"><text:span text:style-name="T30">On the MONSUN RPi launch the node </text:span><text:span text:style-name="T31">vegetation_boundary_detection </text:span><text:span text:style-name="T27">node in the </text:span><text:span text:style-name="T32">socket_server_receive</text:span><text:span text:style-name="T27"> package. This will p</text:span><text:span text:style-name="T28">ublish the received vegetation boundary data from the CV RPi via ethernet as a </text:span><text:span text:style-name="T33">vegetation_boundary_message/ VegetationBoundary</text:span><text:span text:style-name="T28"> message to the </text:span><text:span text:style-name="T33">/vegetation_boundary</text:span><text:span text:style-name="T28"> topic. This will also send the timestamp </text:span><text:span text:style-name="T29">from</text:span><text:span text:style-name="T28"> the RTC to the CV RPi via ethernet.</text:span></text:p>
        </text:list-item>
        <text:list-item>
          <text:p text:style-name="P12"><text:soft-page-break/><text:span text:style-name="T15">On the CV RPi launch the python script </text:span><text:span text:style-name="T5">vb_detection_timer_class.py</text:span><text:span text:style-name="T15"> in the </text:span><text:span text:style-name="T5">vergetation_boundary_detection-</text:span><text:span text:style-name="T6">main</text:span><text:span text:style-name="T15"> directory. </text:span><text:span text:style-name="T16">This will send the vegetation boundary detection confidence to the MONSUN RPi. It will also save the images from the camera with the timestamps received from the MONSUN RPi in the <text:s/></text:span><text:span text:style-name="T5">vergetation_boundary_detection-</text:span><text:span text:style-name="T6">main/</text:span><text:span text:style-name="T7">stream directory.</text:span></text:p>
        </text:list-item>
      </text:list>
      <text:p text:style-name="P24"/>
      <text:p text:style-name="P24"/>
      <text:p text:style-name="P24"/>
      <text:list xml:id="list160915172906263" text:continue-numbering="true" text:style-name="L1">
        <text:list-item>
          <text:list>
            <text:list-item>
              <text:list>
                <text:list-header>
                  <text:p text:style-name="P9"/>
                </text:list-header>
              </text:list>
            </text:list-item>
          </text:list>
        </text:list-item>
      </text:list>
      <text:p text:style-name="P2"/>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9T14:46:54.550361053</meta:creation-date>
    <meta:editing-duration>PT39M27S</meta:editing-duration>
    <meta:editing-cycles>6</meta:editing-cycles>
    <meta:generator>LibreOffice/6.4.7.2$Linux_X86_64 LibreOffice_project/40$Build-2</meta:generator>
    <dc:date>2024-02-29T16:09:14.208914315</dc:date>
    <meta:document-statistic meta:table-count="0" meta:image-count="0" meta:object-count="0" meta:page-count="2" meta:paragraph-count="32" meta:word-count="317" meta:character-count="2546" meta:non-whitespace-character-count="2283"/>
  </office:meta>
</office:document-meta>
</file>